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C5G7_S16</text:p>
          </table:table-cell>
          <table:table-cell office:value-type="string" calcext:value-type="string">
            <text:p>116009 Nodes</text:p>
          </table:table-cell>
          <table:table-cell table:number-columns-repeated="4"/>
          <table:table-cell office:value-type="string" calcext:value-type="string">
            <text:p>C5G7_S2</text:p>
          </table:table-cell>
          <table:table-cell office:value-type="string" calcext:value-type="string">
            <text:p>116009 Nodes</text:p>
          </table:table-cell>
          <table:table-cell table:number-columns-repeated="3"/>
          <table:table-cell office:value-type="string" calcext:value-type="string">
            <text:p>C5G7_S8</text:p>
          </table:table-cell>
          <table:table-cell office:value-type="string" calcext:value-type="string">
            <text:p>116009 Nodes</text:p>
          </table:table-cell>
          <table:table-cell table:number-columns-repeated="2"/>
          <table:table-cell office:value-type="string" calcext:value-type="string">
            <text:p>C5G7_S8</text:p>
          </table:table-cell>
          <table:table-cell office:value-type="string" calcext:value-type="string">
            <text:p>7328 Nodes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Iterations <text:s text:c="7"/>1211</text:p>
          </table:table-cell>
          <table:table-cell table:number-columns-repeated="5"/>
          <table:table-cell office:value-type="string" calcext:value-type="string">
            <text:p>Iterations: <text:s text:c="7"/>1162</text:p>
          </table:table-cell>
          <table:table-cell table:number-columns-repeated="4"/>
          <table:table-cell office:value-type="string" calcext:value-type="string">
            <text:p><text:s/>***************************</text:p>
          </table:table-cell>
          <table:table-cell table:number-columns-repeated="3"/>
          <table:table-cell office:value-type="string" calcext:value-type="string">
            <text:p>***************************</text:p>
          </table:table-cell>
          <table:table-cell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0"/>
          <table:table-cell office:value-type="string" calcext:value-type="string">
            <text:p><text:s/>* <text:s text:c="24"/>*</text:p>
          </table:table-cell>
          <table:table-cell table:number-columns-repeated="3"/>
          <table:table-cell office:value-type="string" calcext:value-type="string">
            <text:p><text:s/>* <text:s text:c="24"/>*</text:p>
          </table:table-cell>
          <table:table-cell/>
        </table:table-row>
        <table:table-row table:style-name="ro1">
          <table:table-cell office:value-type="string" calcext:value-type="string">
            <text:p><text:s/>Position <text:s/>0.0000 <text:s/>0.0000</text:p>
          </table:table-cell>
          <table:table-cell table:number-columns-repeated="5"/>
          <table:table-cell office:value-type="string" calcext:value-type="string">
            <text:p><text:s/>Position: <text:s/>0.0000 <text:s/>0.0000</text:p>
          </table:table-cell>
          <table:table-cell table:number-columns-repeated="4"/>
          <table:table-cell office:value-type="string" calcext:value-type="string">
            <text:p><text:s/>* Iterations: <text:s text:c="7"/>1209 *</text:p>
          </table:table-cell>
          <table:table-cell table:number-columns-repeated="3"/>
          <table:table-cell office:value-type="string" calcext:value-type="string">
            <text:p><text:s/>* Iterations: <text:s text:c="7"/>1177 *</text:p>
          </table:table-cell>
          <table:table-cell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5"/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<text:s/>* <text:s text:c="24"/>*</text:p>
          </table:table-cell>
          <table:table-cell table:number-columns-repeated="3"/>
          <table:table-cell office:value-type="string" calcext:value-type="string">
            <text:p><text:s/>* <text:s text:c="24"/>*</text:p>
          </table:table-cell>
          <table:table-cell/>
        </table:table-row>
        <table:table-row table:style-name="ro1">
          <table:table-cell office:value-type="string" calcext:value-type="string">
            <text:p><text:s text:c="3"/>Flux <text:s text:c="10"/>1 <text:s text:c="2"/>1.2558641862560961E-005</text:p>
          </table:table-cell>
          <table:table-cell table:number-columns-repeated="5"/>
          <table:table-cell office:value-type="string" calcext:value-type="string">
            <text:p><text:s text:c="11"/>1 <text:s text:c="2"/>5.5767596144036806E-006</text:p>
          </table:table-cell>
          <table:table-cell table:number-columns-repeated="4"/>
          <table:table-cell office:value-type="string" calcext:value-type="string">
            <text:p><text:s/>***************************</text:p>
          </table:table-cell>
          <table:table-cell table:number-columns-repeated="3"/>
          <table:table-cell office:value-type="string" calcext:value-type="string">
            <text:p><text:s/>***************************</text:p>
          </table:table-cell>
          <table:table-cell/>
        </table:table-row>
        <table:table-row table:style-name="ro1">
          <table:table-cell office:value-type="string" calcext:value-type="string">
            <text:p><text:s text:c="3"/>Flux <text:s text:c="10"/>2 <text:s text:c="2"/>8.1271781600321054E-006</text:p>
          </table:table-cell>
          <table:table-cell table:number-columns-repeated="5"/>
          <table:table-cell office:value-type="string" calcext:value-type="string">
            <text:p><text:s text:c="11"/>2 <text:s text:c="2"/>5.1502931546109962E-006</text:p>
          </table:table-cell>
          <table:table-cell table:number-columns-repeated="4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string" calcext:value-type="string">
            <text:p><text:s text:c="3"/>Flux <text:s text:c="10"/>3 <text:s text:c="2"/>3.6935480872797825E-006</text:p>
          </table:table-cell>
          <table:table-cell table:number-columns-repeated="5"/>
          <table:table-cell office:value-type="string" calcext:value-type="string">
            <text:p><text:s text:c="11"/>3 <text:s text:c="2"/>2.5334086573454329E-006</text:p>
          </table:table-cell>
          <table:table-cell table:number-columns-repeated="4"/>
          <table:table-cell office:value-type="string" calcext:value-type="string">
            <text:p><text:s/>Neutron Balance:</text:p>
          </table:table-cell>
          <table:table-cell table:number-columns-repeated="3"/>
          <table:table-cell office:value-type="string" calcext:value-type="string">
            <text:p><text:s/>Neutron Balance:</text:p>
          </table:table-cell>
          <table:table-cell/>
        </table:table-row>
        <table:table-row table:style-name="ro1">
          <table:table-cell office:value-type="string" calcext:value-type="string">
            <text:p><text:s text:c="3"/>Flux <text:s text:c="10"/>4 <text:s text:c="2"/>1.6951673114584470E-006</text:p>
          </table:table-cell>
          <table:table-cell table:number-columns-repeated="5"/>
          <table:table-cell office:value-type="string" calcext:value-type="string">
            <text:p><text:s text:c="11"/>4 <text:s text:c="2"/>1.2070821976234367E-006</text:p>
          </table:table-cell>
          <table:table-cell table:number-columns-repeated="4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string" calcext:value-type="string">
            <text:p><text:s text:c="3"/>Flux <text:s text:c="10"/>5 <text:s text:c="2"/>1.2436027269013203E-006</text:p>
          </table:table-cell>
          <table:table-cell table:number-columns-repeated="5"/>
          <table:table-cell office:value-type="string" calcext:value-type="string">
            <text:p><text:s text:c="11"/>5 <text:s text:c="2"/>8.9794185713236522E-007</text:p>
          </table:table-cell>
          <table:table-cell table:number-columns-repeated="4"/>
          <table:table-cell office:value-type="string" calcext:value-type="string">
            <text:p><text:s text:c="2"/>Group <text:s text:c="10"/>1</text:p>
          </table:table-cell>
          <table:table-cell table:number-columns-repeated="3"/>
          <table:table-cell office:value-type="string" calcext:value-type="string">
            <text:p><text:s text:c="2"/>Group <text:s text:c="10"/>1</text:p>
          </table:table-cell>
          <table:table-cell/>
        </table:table-row>
        <table:table-row table:style-name="ro1">
          <table:table-cell office:value-type="string" calcext:value-type="string">
            <text:p><text:s text:c="3"/>Flux <text:s text:c="10"/>6 <text:s text:c="2"/>4.0791838868030584E-006</text:p>
          </table:table-cell>
          <table:table-cell table:number-columns-repeated="5"/>
          <table:table-cell office:value-type="string" calcext:value-type="string">
            <text:p><text:s text:c="11"/>6 <text:s text:c="2"/>3.2496647284582799E-006</text:p>
          </table:table-cell>
          <table:table-cell table:number-columns-repeated="4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string" calcext:value-type="string">
            <text:p><text:s text:c="3"/>Flux <text:s text:c="10"/>7 <text:s text:c="2"/>8.6207157491478189E-006</text:p>
          </table:table-cell>
          <table:table-cell table:number-columns-repeated="5"/>
          <table:table-cell office:value-type="string" calcext:value-type="string">
            <text:p><text:s text:c="11"/>7 <text:s text:c="2"/>6.5790104096290837E-006</text:p>
          </table:table-cell>
          <table:table-cell table:number-columns-repeated="4"/>
          <table:table-cell office:value-type="string" calcext:value-type="string">
            <text:p><text:s text:c="3"/>Source Input <text:s text:c="5"/>= <text:s text:c="2"/>0.58790999999999849 <text:s text:c="4"/></text:p>
          </table:table-cell>
          <table:table-cell table:number-columns-repeated="3"/>
          <table:table-cell office:value-type="string" calcext:value-type="string">
            <text:p><text:s text:c="3"/>Source Input <text:s text:c="5"/>= <text:s text:c="2"/>0.58790999999999727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5"/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<text:s text:c="3"/>Removal Rate <text:s text:c="5"/>= <text:s text:c="2"/>0.57584539319425354 <text:s text:c="4"/></text:p>
          </table:table-cell>
          <table:table-cell table:number-columns-repeated="3"/>
          <table:table-cell office:value-type="string" calcext:value-type="string">
            <text:p><text:s text:c="3"/>Removal Rate <text:s text:c="5"/>= <text:s text:c="2"/>0.58719539227672546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2"/>Max Group 1 Flux at Position <text:s/>0.2558 63.2558 <text:s/>0.0000</text:p>
          </table:table-cell>
          <table:table-cell table:number-columns-repeated="5"/>
          <table:table-cell office:value-type="string" calcext:value-type="string">
            <text:p><text:s/>Total <text:s text:c="3"/>2.5194160619203277E-005</text:p>
          </table:table-cell>
          <table:table-cell table:number-columns-repeated="4"/>
          <table:table-cell office:value-type="string" calcext:value-type="string">
            <text:p><text:s text:c="3"/>Incoming Current <text:s/>= <text:s text:c="3"/>0.0000000000000000 <text:s text:c="4"/></text:p>
          </table:table-cell>
          <table:table-cell table:number-columns-repeated="3"/>
          <table:table-cell office:value-type="string" calcext:value-type="string">
            <text:p><text:s text:c="3"/>Incoming Current <text:s/>= <text:s text:c="3"/>0.0000000000000000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5"/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<text:s text:c="3"/>Outgoing Current <text:s/>= <text:s text:c="3"/>1.2064606805744948E-002</text:p>
          </table:table-cell>
          <table:table-cell table:number-columns-repeated="3"/>
          <table:table-cell office:value-type="string" calcext:value-type="string">
            <text:p><text:s text:c="3"/>Outgoing Current <text:s/>= <text:s text:c="3"/>7.1460772327180955E-004</text:p>
          </table:table-cell>
          <table:table-cell/>
        </table:table-row>
        <table:table-row table:style-name="ro1">
          <table:table-cell office:value-type="string" calcext:value-type="string">
            <text:p><text:s text:c="3"/>Flux <text:s text:c="10"/>1 <text:s text:c="2"/>8.6652853359237836E-003</text:p>
          </table:table-cell>
          <table:table-cell table:number-columns-repeated="5"/>
          <table:table-cell office:value-type="string" calcext:value-type="string">
            <text:p><text:s/>Position: <text:s/>0.6300 63.6300 <text:s/>0.0000</text:p>
          </table:table-cell>
          <table:table-cell table:number-columns-repeated="4"/>
          <table:table-cell office:value-type="string" calcext:value-type="string">
            <text:p><text:s text:c="3"/>Excess Inflow <text:s text:c="4"/>= <text:s text:c="3"/>0.0000000000000000 <text:s text:c="4"/></text:p>
          </table:table-cell>
          <table:table-cell table:number-columns-repeated="3"/>
          <table:table-cell office:value-type="string" calcext:value-type="string">
            <text:p><text:s text:c="3"/>Excess Inflow <text:s text:c="4"/>= <text:s text:c="3"/>0.0000000000000000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3"/>Flux <text:s text:c="10"/>2 <text:s text:c="2"/>1.8383905087121837E-002</text:p>
          </table:table-cell>
          <table:table-cell table:number-columns-repeated="5"/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string" calcext:value-type="string">
            <text:p><text:s text:c="3"/>Flux <text:s text:c="10"/>3 <text:s text:c="2"/>8.2295152710905456E-003</text:p>
          </table:table-cell>
          <table:table-cell table:number-columns-repeated="5"/>
          <table:table-cell office:value-type="string" calcext:value-type="string">
            <text:p><text:s text:c="11"/>1 <text:s text:c="2"/>9.3851461714309029E-003</text:p>
          </table:table-cell>
          <table:table-cell table:number-columns-repeated="4"/>
          <table:table-cell office:value-type="string" calcext:value-type="string">
            <text:p><text:s text:c="2"/>Group <text:s text:c="10"/>2</text:p>
          </table:table-cell>
          <table:table-cell table:number-columns-repeated="3"/>
          <table:table-cell office:value-type="string" calcext:value-type="string">
            <text:p><text:s text:c="2"/>Group <text:s text:c="10"/>2</text:p>
          </table:table-cell>
          <table:table-cell/>
        </table:table-row>
        <table:table-row table:style-name="ro1">
          <table:table-cell office:value-type="string" calcext:value-type="string">
            <text:p><text:s text:c="3"/>Flux <text:s text:c="10"/>4 <text:s text:c="2"/>3.1307953080282553E-003</text:p>
          </table:table-cell>
          <table:table-cell table:number-columns-repeated="5"/>
          <table:table-cell office:value-type="string" calcext:value-type="string">
            <text:p><text:s text:c="11"/>2 <text:s text:c="2"/>1.8909954123580278E-002</text:p>
          </table:table-cell>
          <table:table-cell table:number-columns-repeated="4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string" calcext:value-type="string">
            <text:p><text:s text:c="3"/>Flux <text:s text:c="10"/>5 <text:s text:c="2"/>2.2969791013028782E-003</text:p>
          </table:table-cell>
          <table:table-cell table:number-columns-repeated="5"/>
          <table:table-cell office:value-type="string" calcext:value-type="string">
            <text:p><text:s text:c="11"/>3 <text:s text:c="2"/>8.4216776536277880E-003</text:p>
          </table:table-cell>
          <table:table-cell table:number-columns-repeated="4"/>
          <table:table-cell office:value-type="string" calcext:value-type="string">
            <text:p><text:s text:c="3"/>Source Input <text:s text:c="5"/>= <text:s text:c="2"/>0.95182722710579548 <text:s text:c="4"/></text:p>
          </table:table-cell>
          <table:table-cell table:number-columns-repeated="3"/>
          <table:table-cell office:value-type="string" calcext:value-type="string">
            <text:p><text:s text:c="3"/>Source Input <text:s text:c="5"/>= <text:s text:c="2"/>0.96238811181149764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3"/>Flux <text:s text:c="10"/>6 <text:s text:c="2"/>2.8840770474671869E-003</text:p>
          </table:table-cell>
          <table:table-cell table:number-columns-repeated="5"/>
          <table:table-cell office:value-type="string" calcext:value-type="string">
            <text:p><text:s text:c="11"/>4 <text:s text:c="2"/>3.0124420212877352E-003</text:p>
          </table:table-cell>
          <table:table-cell table:number-columns-repeated="4"/>
          <table:table-cell office:value-type="string" calcext:value-type="string">
            <text:p><text:s text:c="3"/>Removal Rate <text:s text:c="5"/>= <text:s text:c="2"/>0.94378471104062922 <text:s text:c="4"/></text:p>
          </table:table-cell>
          <table:table-cell table:number-columns-repeated="3"/>
          <table:table-cell office:value-type="string" calcext:value-type="string">
            <text:p><text:s text:c="3"/>Removal Rate <text:s text:c="5"/>= <text:s text:c="2"/>0.96209522323396979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3"/>Flux <text:s text:c="10"/>7 <text:s text:c="2"/>4.5387021479318468E-003</text:p>
          </table:table-cell>
          <table:table-cell table:number-columns-repeated="5"/>
          <table:table-cell office:value-type="string" calcext:value-type="string">
            <text:p><text:s text:c="11"/>5 <text:s text:c="2"/>2.2653118734485547E-003</text:p>
          </table:table-cell>
          <table:table-cell table:number-columns-repeated="4"/>
          <table:table-cell office:value-type="string" calcext:value-type="string">
            <text:p><text:s text:c="3"/>Incoming Current <text:s/>= <text:s text:c="3"/>0.0000000000000000 <text:s text:c="4"/></text:p>
          </table:table-cell>
          <table:table-cell table:number-columns-repeated="3"/>
          <table:table-cell office:value-type="string" calcext:value-type="string">
            <text:p><text:s text:c="3"/>Incoming Current <text:s/>= <text:s text:c="3"/>0.0000000000000000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5"/>
          <table:table-cell office:value-type="string" calcext:value-type="string">
            <text:p><text:s text:c="11"/>6 <text:s text:c="2"/>2.5420058786479959E-003</text:p>
          </table:table-cell>
          <table:table-cell table:number-columns-repeated="4"/>
          <table:table-cell office:value-type="string" calcext:value-type="string">
            <text:p><text:s text:c="3"/>Outgoing Current <text:s/>= <text:s text:c="3"/>8.0425160651662608E-003</text:p>
          </table:table-cell>
          <table:table-cell table:number-columns-repeated="3"/>
          <table:table-cell office:value-type="string" calcext:value-type="string">
            <text:p><text:s text:c="3"/>Outgoing Current <text:s/>= <text:s text:c="3"/>2.9288857752785002E-004</text:p>
          </table:table-cell>
          <table:table-cell/>
        </table:table-row>
        <table:table-row table:style-name="ro1">
          <table:table-cell office:value-type="string" calcext:value-type="string">
            <text:p><text:s/>Position 64.2600 64.2600</text:p>
          </table:table-cell>
          <table:table-cell table:number-columns-repeated="5"/>
          <table:table-cell office:value-type="string" calcext:value-type="string">
            <text:p><text:s text:c="11"/>7 <text:s text:c="2"/>3.1246751946349587E-003</text:p>
          </table:table-cell>
          <table:table-cell table:number-columns-repeated="4"/>
          <table:table-cell office:value-type="string" calcext:value-type="string">
            <text:p><text:s text:c="3"/>Excess Inflow <text:s text:c="4"/>= <text:s text:c="3"/>0.0000000000000000 <text:s text:c="4"/></text:p>
          </table:table-cell>
          <table:table-cell table:number-columns-repeated="3"/>
          <table:table-cell office:value-type="string" calcext:value-type="string">
            <text:p><text:s text:c="3"/>Excess Inflow <text:s text:c="4"/>= <text:s text:c="3"/>0.0000000000000000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5"/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string" calcext:value-type="string">
            <text:p><text:s text:c="3"/>Flux <text:s text:c="10"/>1 <text:s text:c="2"/>1.2558641862560961E-005</text:p>
          </table:table-cell>
          <table:table-cell table:number-columns-repeated="5"/>
          <table:table-cell office:value-type="string" calcext:value-type="string">
            <text:p><text:s/>Total <text:s text:c="3"/>4.7661212916658209E-002</text:p>
          </table:table-cell>
          <table:table-cell table:number-columns-repeated="4"/>
          <table:table-cell office:value-type="string" calcext:value-type="string">
            <text:p><text:s text:c="2"/>Group <text:s text:c="10"/>3</text:p>
          </table:table-cell>
          <table:table-cell table:number-columns-repeated="3"/>
          <table:table-cell office:value-type="string" calcext:value-type="string">
            <text:p><text:s text:c="2"/>Group <text:s text:c="10"/>3</text:p>
          </table:table-cell>
          <table:table-cell/>
        </table:table-row>
        <table:table-row table:style-name="ro1">
          <table:table-cell office:value-type="string" calcext:value-type="string">
            <text:p><text:s text:c="3"/>Flux <text:s text:c="10"/>2 <text:s text:c="2"/>8.1271781600321054E-006</text:p>
          </table:table-cell>
          <table:table-cell table:number-columns-repeated="5"/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string" calcext:value-type="string">
            <text:p><text:s text:c="3"/>Flux <text:s text:c="10"/>3 <text:s text:c="2"/>3.6935480872797825E-006</text:p>
          </table:table-cell>
          <table:table-cell table:number-columns-repeated="5"/>
          <table:table-cell office:value-type="string" calcext:value-type="string">
            <text:p><text:s/>Position: 64.2600 64.2600</text:p>
          </table:table-cell>
          <table:table-cell table:number-columns-repeated="4"/>
          <table:table-cell office:value-type="string" calcext:value-type="string">
            <text:p><text:s text:c="3"/>Source Input <text:s text:c="5"/>= <text:s text:c="2"/>0.91133169574627693 <text:s text:c="4"/></text:p>
          </table:table-cell>
          <table:table-cell table:number-columns-repeated="3"/>
          <table:table-cell office:value-type="string" calcext:value-type="string">
            <text:p><text:s text:c="3"/>Source Input <text:s text:c="5"/>= <text:s text:c="2"/>0.92895003209981952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3"/>Flux <text:s text:c="10"/>4 <text:s text:c="2"/>1.6951673114584470E-006</text:p>
          </table:table-cell>
          <table:table-cell table:number-columns-repeated="5"/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<text:s text:c="3"/>Removal Rate <text:s text:c="5"/>= <text:s text:c="2"/>0.90852209969848241 <text:s text:c="4"/></text:p>
          </table:table-cell>
          <table:table-cell table:number-columns-repeated="3"/>
          <table:table-cell office:value-type="string" calcext:value-type="string">
            <text:p><text:s text:c="3"/>Removal Rate <text:s text:c="5"/>= <text:s text:c="2"/>0.92876496068580972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3"/>Flux <text:s text:c="10"/>5 <text:s text:c="2"/>1.2436027269013203E-006</text:p>
          </table:table-cell>
          <table:table-cell table:number-columns-repeated="5"/>
          <table:table-cell office:value-type="string" calcext:value-type="string">
            <text:p><text:s text:c="11"/>1 <text:s text:c="2"/>5.5767596144036806E-006</text:p>
          </table:table-cell>
          <table:table-cell table:number-columns-repeated="4"/>
          <table:table-cell office:value-type="string" calcext:value-type="string">
            <text:p><text:s text:c="3"/>Incoming Current <text:s/>= <text:s text:c="3"/>0.0000000000000000 <text:s text:c="4"/></text:p>
          </table:table-cell>
          <table:table-cell table:number-columns-repeated="3"/>
          <table:table-cell office:value-type="string" calcext:value-type="string">
            <text:p><text:s text:c="3"/>Incoming Current <text:s/>= <text:s text:c="3"/>0.0000000000000000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3"/>Flux <text:s text:c="10"/>6 <text:s text:c="2"/>4.0791838868030584E-006</text:p>
          </table:table-cell>
          <table:table-cell table:number-columns-repeated="5"/>
          <table:table-cell office:value-type="string" calcext:value-type="string">
            <text:p><text:s text:c="11"/>2 <text:s text:c="2"/>5.1502931546109962E-006</text:p>
          </table:table-cell>
          <table:table-cell table:number-columns-repeated="4"/>
          <table:table-cell office:value-type="string" calcext:value-type="string">
            <text:p><text:s text:c="3"/>Outgoing Current <text:s/>= <text:s text:c="3"/>2.8095960477945159E-003</text:p>
          </table:table-cell>
          <table:table-cell table:number-columns-repeated="3"/>
          <table:table-cell office:value-type="string" calcext:value-type="string">
            <text:p><text:s text:c="3"/>Outgoing Current <text:s/>= <text:s text:c="3"/>1.8507141400980753E-004</text:p>
          </table:table-cell>
          <table:table-cell/>
        </table:table-row>
        <table:table-row table:style-name="ro1">
          <table:table-cell office:value-type="string" calcext:value-type="string">
            <text:p><text:s text:c="3"/>Flux <text:s text:c="10"/>7 <text:s text:c="2"/>8.6207157491478189E-006</text:p>
          </table:table-cell>
          <table:table-cell table:number-columns-repeated="5"/>
          <table:table-cell office:value-type="string" calcext:value-type="string">
            <text:p><text:s text:c="11"/>3 <text:s text:c="2"/>2.5334086573454329E-006</text:p>
          </table:table-cell>
          <table:table-cell table:number-columns-repeated="4"/>
          <table:table-cell office:value-type="string" calcext:value-type="string">
            <text:p><text:s text:c="3"/>Excess Inflow <text:s text:c="4"/>= <text:s text:c="3"/>0.0000000000000000 <text:s text:c="4"/></text:p>
          </table:table-cell>
          <table:table-cell table:number-columns-repeated="3"/>
          <table:table-cell office:value-type="string" calcext:value-type="string">
            <text:p><text:s text:c="3"/>Excess Inflow <text:s text:c="4"/>= <text:s text:c="3"/>0.0000000000000000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5"/>
          <table:table-cell office:value-type="string" calcext:value-type="string">
            <text:p><text:s text:c="11"/>4 <text:s text:c="2"/>1.2070821976234367E-006</text:p>
          </table:table-cell>
          <table:table-cell table:number-columns-repeated="4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string" calcext:value-type="string">
            <text:p><text:s/>k_eff = <text:s text:c="3"/>1.1850769424400405 <text:s text:c="4"/></text:p>
          </table:table-cell>
          <table:table-cell table:number-columns-repeated="5"/>
          <table:table-cell office:value-type="string" calcext:value-type="string">
            <text:p><text:s text:c="11"/>5 <text:s text:c="2"/>8.9794185713236522E-007</text:p>
          </table:table-cell>
          <table:table-cell table:number-columns-repeated="4"/>
          <table:table-cell office:value-type="string" calcext:value-type="string">
            <text:p><text:s text:c="2"/>Group <text:s text:c="10"/>4</text:p>
          </table:table-cell>
          <table:table-cell table:number-columns-repeated="3"/>
          <table:table-cell office:value-type="string" calcext:value-type="string">
            <text:p><text:s text:c="2"/>Group <text:s text:c="10"/>4</text:p>
          </table:table-cell>
          <table:table-cell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5"/>
          <table:table-cell office:value-type="string" calcext:value-type="string">
            <text:p><text:s text:c="11"/>6 <text:s text:c="2"/>3.2496647284582799E-006</text:p>
          </table:table-cell>
          <table:table-cell table:number-columns-repeated="4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string" calcext:value-type="string">
            <text:p><text:s/>THE ELAPSED SERIAL TIME IS: <text:s text:c="3"/>551704.07590000005 <text:s text:c="4"/></text:p>
          </table:table-cell>
          <table:table-cell table:number-columns-repeated="5"/>
          <table:table-cell office:value-type="string" calcext:value-type="string">
            <text:p><text:s text:c="11"/>7 <text:s text:c="2"/>6.5790104096290837E-006</text:p>
          </table:table-cell>
          <table:table-cell table:number-columns-repeated="4"/>
          <table:table-cell office:value-type="string" calcext:value-type="string">
            <text:p><text:s text:c="3"/>Source Input <text:s text:c="5"/>= <text:s text:c="2"/>0.74482387381676918 <text:s text:c="4"/></text:p>
          </table:table-cell>
          <table:table-cell table:number-columns-repeated="3"/>
          <table:table-cell office:value-type="string" calcext:value-type="string">
            <text:p><text:s text:c="3"/>Source Input <text:s text:c="5"/>= <text:s text:c="2"/>0.76140921981075194 <text:s text:c="4"/></text:p>
          </table:table-cell>
          <table:table-cell/>
        </table:table-row>
        <table:table-row table:style-name="ro1">
          <table:table-cell office:value-type="string" calcext:value-type="string">
            <text:p><text:s/>A DAY HAS PASSED</text:p>
          </table:table-cell>
          <table:table-cell table:number-columns-repeated="5"/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<text:s text:c="3"/>Removal Rate <text:s text:c="5"/>= <text:s text:c="2"/>0.74406813276360129 <text:s text:c="4"/></text:p>
          </table:table-cell>
          <table:table-cell table:number-columns-repeated="3"/>
          <table:table-cell office:value-type="string" calcext:value-type="string">
            <text:p><text:s text:c="3"/>Removal Rate <text:s text:c="5"/>= <text:s text:c="2"/>0.76130641752512762 <text:s text:c="4"/></text:p>
          </table:table-cell>
          <table:table-cell/>
        </table:table-row>
        <table:table-row table:style-name="ro1">
          <table:table-cell office:value-type="string" calcext:value-type="string">
            <text:p><text:s/>THE ELASED TIME HAS BEEN:21::03:58.502</text:p>
          </table:table-cell>
          <table:table-cell table:number-columns-repeated="5"/>
          <table:table-cell office:value-type="string" calcext:value-type="string">
            <text:p><text:s/>Total <text:s text:c="3"/>2.5194160619203277E-005</text:p>
          </table:table-cell>
          <table:table-cell table:number-columns-repeated="4"/>
          <table:table-cell office:value-type="string" calcext:value-type="string">
            <text:p><text:s text:c="3"/>Incoming Current <text:s/>= <text:s text:c="3"/>0.0000000000000000 <text:s text:c="4"/></text:p>
          </table:table-cell>
          <table:table-cell table:number-columns-repeated="3"/>
          <table:table-cell office:value-type="string" calcext:value-type="string">
            <text:p><text:s text:c="3"/>Incoming Current <text:s/>= <text:s text:c="3"/>0.0000000000000000 <text:s text:c="4"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<text:s text:c="3"/>Outgoing Current <text:s/>= <text:s text:c="3"/>7.5574105316789097E-004</text:p>
          </table:table-cell>
          <table:table-cell table:number-columns-repeated="3"/>
          <table:table-cell office:value-type="string" calcext:value-type="string">
            <text:p><text:s text:c="3"/>Outgoing Current <text:s/>= <text:s text:c="3"/>1.0280228562431493E-004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**************************************</text:p>
          </table:table-cell>
          <table:table-cell table:number-columns-repeated="4"/>
          <table:table-cell office:value-type="string" calcext:value-type="string">
            <text:p><text:s text:c="3"/>Excess Inflow <text:s text:c="4"/>= <text:s text:c="3"/>0.0000000000000000 <text:s text:c="4"/></text:p>
          </table:table-cell>
          <table:table-cell table:number-columns-repeated="3"/>
          <table:table-cell office:value-type="string" calcext:value-type="string">
            <text:p><text:s text:c="3"/>Excess Inflow <text:s text:c="4"/>= <text:s text:c="3"/>0.0000000000000000 <text:s text:c="4"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* <text:s text:c="35"/>*</text:p>
          </table:table-cell>
          <table:table-cell table:number-columns-repeated="4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* K-eff = <text:s text:c="3"/>1.1849197888045067 <text:s text:c="5"/>*</text:p>
          </table:table-cell>
          <table:table-cell table:number-columns-repeated="4"/>
          <table:table-cell office:value-type="string" calcext:value-type="string">
            <text:p><text:s text:c="2"/>Group <text:s text:c="10"/>5</text:p>
          </table:table-cell>
          <table:table-cell table:number-columns-repeated="3"/>
          <table:table-cell office:value-type="string" calcext:value-type="string">
            <text:p><text:s text:c="2"/>Group <text:s text:c="10"/>5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* <text:s text:c="35"/>*</text:p>
          </table:table-cell>
          <table:table-cell table:number-columns-repeated="4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string" calcext:value-type="string">
            <text:p>gprof out gmon.out &gt; prof.txt</text:p>
          </table:table-cell>
          <table:table-cell table:number-columns-repeated="5"/>
          <table:table-cell office:value-type="string" calcext:value-type="string">
            <text:p><text:s/>**************************************</text:p>
          </table:table-cell>
          <table:table-cell table:number-columns-repeated="4"/>
          <table:table-cell office:value-type="string" calcext:value-type="string">
            <text:p><text:s text:c="3"/>Source Input <text:s text:c="5"/>= <text:s text:c="2"/>0.57629434072710972 <text:s text:c="4"/></text:p>
          </table:table-cell>
          <table:table-cell table:number-columns-repeated="3"/>
          <table:table-cell office:value-type="string" calcext:value-type="string">
            <text:p><text:s text:c="3"/>Source Input <text:s text:c="5"/>= <text:s text:c="2"/>0.58959224352020245 <text:s text:c="4"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<text:s text:c="3"/>Removal Rate <text:s text:c="5"/>= <text:s text:c="2"/>0.57730774731258661 <text:s text:c="4"/></text:p>
          </table:table-cell>
          <table:table-cell table:number-columns-repeated="3"/>
          <table:table-cell office:value-type="string" calcext:value-type="string">
            <text:p><text:s text:c="3"/>Removal Rate <text:s text:c="5"/>= <text:s text:c="2"/>0.58954106481149149 <text:s text:c="4"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THE ELAPSED SERIAL TIME IS: <text:s text:c="3"/>7514.3106499999994 <text:s text:c="4"/></text:p>
          </table:table-cell>
          <table:table-cell table:number-columns-repeated="4"/>
          <table:table-cell office:value-type="string" calcext:value-type="string">
            <text:p><text:s text:c="3"/>Incoming Current <text:s/>= <text:s text:c="2"/>-0.0000000000000000 <text:s text:c="4"/></text:p>
          </table:table-cell>
          <table:table-cell table:number-columns-repeated="3"/>
          <table:table-cell office:value-type="string" calcext:value-type="string">
            <text:p><text:s text:c="3"/>Incoming Current <text:s/>= <text:s text:c="3"/>0.0000000000000000 <text:s text:c="4"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THE ELASED TIME HAS BEEN: 0::25:28.270</text:p>
          </table:table-cell>
          <table:table-cell table:number-columns-repeated="4"/>
          <table:table-cell office:value-type="string" calcext:value-type="string">
            <text:p><text:s text:c="3"/>Outgoing Current <text:s/>= <text:s text:c="2"/>-1.0134065854768837E-003</text:p>
          </table:table-cell>
          <table:table-cell table:number-columns-repeated="3"/>
          <table:table-cell office:value-type="string" calcext:value-type="string">
            <text:p><text:s text:c="3"/>Outgoing Current <text:s/>= <text:s text:c="3"/>5.1178708710963861E-005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3"/>Excess Inflow <text:s text:c="4"/>= <text:s text:c="3"/>0.0000000000000000 <text:s text:c="4"/></text:p>
          </table:table-cell>
          <table:table-cell table:number-columns-repeated="3"/>
          <table:table-cell office:value-type="string" calcext:value-type="string">
            <text:p><text:s text:c="3"/>Excess Inflow <text:s text:c="4"/>= <text:s text:c="3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Group <text:s text:c="10"/>6</text:p>
          </table:table-cell>
          <table:table-cell table:number-columns-repeated="3"/>
          <table:table-cell office:value-type="string" calcext:value-type="string">
            <text:p><text:s text:c="2"/>Group <text:s text:c="10"/>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3"/>Source Input <text:s text:c="5"/>= <text:s text:c="2"/>0.86817678275201815 <text:s text:c="4"/></text:p>
          </table:table-cell>
          <table:table-cell table:number-columns-repeated="3"/>
          <table:table-cell office:value-type="string" calcext:value-type="string">
            <text:p><text:s text:c="3"/>Source Input <text:s text:c="5"/>= <text:s text:c="2"/>0.8824599870721852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3"/>Removal Rate <text:s text:c="5"/>= <text:s text:c="2"/>0.87274378099417438 <text:s text:c="4"/></text:p>
          </table:table-cell>
          <table:table-cell table:number-columns-repeated="3"/>
          <table:table-cell office:value-type="string" calcext:value-type="string">
            <text:p><text:s text:c="3"/>Removal Rate <text:s text:c="5"/>= <text:s text:c="2"/>0.88230149084709864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3"/>Incoming Current <text:s/>= <text:s text:c="2"/>-0.0000000000000000 <text:s text:c="4"/></text:p>
          </table:table-cell>
          <table:table-cell table:number-columns-repeated="3"/>
          <table:table-cell office:value-type="string" calcext:value-type="string">
            <text:p><text:s text:c="3"/>Incoming Current <text:s/>= <text:s text:c="3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3"/>Outgoing Current <text:s/>= <text:s text:c="2"/>-4.5669982421562283E-003</text:p>
          </table:table-cell>
          <table:table-cell table:number-columns-repeated="3"/>
          <table:table-cell office:value-type="string" calcext:value-type="string">
            <text:p><text:s text:c="3"/>Outgoing Current <text:s/>= <text:s text:c="3"/>1.5849622508656847E-004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3"/>Excess Inflow <text:s text:c="4"/>= <text:s text:c="3"/>0.0000000000000000 <text:s text:c="4"/></text:p>
          </table:table-cell>
          <table:table-cell table:number-columns-repeated="3"/>
          <table:table-cell office:value-type="string" calcext:value-type="string">
            <text:p><text:s text:c="3"/>Excess Inflow <text:s text:c="4"/>= <text:s text:c="3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Group <text:s text:c="10"/>7</text:p>
          </table:table-cell>
          <table:table-cell table:number-columns-repeated="3"/>
          <table:table-cell office:value-type="string" calcext:value-type="string">
            <text:p><text:s text:c="2"/>Group <text:s text:c="10"/>7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3"/>Source Input <text:s text:c="5"/>= <text:s text:c="2"/>0.74336505286315246 <text:s text:c="4"/></text:p>
          </table:table-cell>
          <table:table-cell table:number-columns-repeated="3"/>
          <table:table-cell office:value-type="string" calcext:value-type="string">
            <text:p><text:s text:c="3"/>Source Input <text:s text:c="5"/>= <text:s text:c="2"/>0.75376592602619097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3"/>Removal Rate <text:s text:c="5"/>= <text:s text:c="2"/>0.75317463441405375 <text:s text:c="4"/></text:p>
          </table:table-cell>
          <table:table-cell table:number-columns-repeated="3"/>
          <table:table-cell office:value-type="string" calcext:value-type="string">
            <text:p><text:s text:c="3"/>Removal Rate <text:s text:c="5"/>= <text:s text:c="2"/>0.75342177860783099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3"/>Incoming Current <text:s/>= <text:s text:c="2"/>-0.0000000000000000 <text:s text:c="4"/></text:p>
          </table:table-cell>
          <table:table-cell table:number-columns-repeated="3"/>
          <table:table-cell office:value-type="string" calcext:value-type="string">
            <text:p><text:s text:c="3"/>Incoming Current <text:s/>= <text:s text:c="3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3"/>Outgoing Current <text:s/>= <text:s text:c="2"/>-9.8095815509012807E-003</text:p>
          </table:table-cell>
          <table:table-cell table:number-columns-repeated="3"/>
          <table:table-cell office:value-type="string" calcext:value-type="string">
            <text:p><text:s text:c="3"/>Outgoing Current <text:s/>= <text:s text:c="3"/>3.4414741835997464E-004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3"/>Excess Inflow <text:s text:c="4"/>= <text:s text:c="3"/>0.0000000000000000 <text:s text:c="4"/></text:p>
          </table:table-cell>
          <table:table-cell table:number-columns-repeated="3"/>
          <table:table-cell office:value-type="string" calcext:value-type="string">
            <text:p><text:s text:c="3"/>Excess Inflow <text:s text:c="4"/>= <text:s text:c="3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Total Source Input <text:s text:c="5"/>= <text:s text:c="3"/>5.3837289730111202 <text:s text:c="4"/></text:p>
          </table:table-cell>
          <table:table-cell table:number-columns-repeated="3"/>
          <table:table-cell office:value-type="string" calcext:value-type="string">
            <text:p><text:s/>Total Source Input <text:s text:c="5"/>= <text:s text:c="3"/>5.4664755203406452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Total Removal Rate <text:s text:c="5"/>= <text:s text:c="3"/>5.3754464994177820 <text:s text:c="4"/></text:p>
          </table:table-cell>
          <table:table-cell table:number-columns-repeated="3"/>
          <table:table-cell office:value-type="string" calcext:value-type="string">
            <text:p><text:s/>Total Removal Rate <text:s text:c="5"/>= <text:s text:c="3"/>5.4646263279880536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Total Incoming Current <text:s/>= <text:s text:c="3"/>0.0000000000000000 <text:s text:c="4"/></text:p>
          </table:table-cell>
          <table:table-cell table:number-columns-repeated="3"/>
          <table:table-cell office:value-type="string" calcext:value-type="string">
            <text:p><text:s/>Total Incoming Current <text:s/>= <text:s text:c="3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Total Outgoing Current <text:s/>= <text:s text:c="3"/>8.2824735933392235E-003</text:p>
          </table:table-cell>
          <table:table-cell table:number-columns-repeated="3"/>
          <table:table-cell office:value-type="string" calcext:value-type="string">
            <text:p><text:s/>Total Outgoing Current <text:s/>= <text:s text:c="3"/>1.8491923525912890E-003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Reaction Rates:</text:p>
          </table:table-cell>
          <table:table-cell table:number-columns-repeated="3"/>
          <table:table-cell office:value-type="string" calcext:value-type="string">
            <text:p><text:s/>Reaction Rates: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Group <text:s text:c="10"/>1</text:p>
          </table:table-cell>
          <table:table-cell table:number-columns-repeated="3"/>
          <table:table-cell office:value-type="string" calcext:value-type="string">
            <text:p><text:s/>Group <text:s text:c="10"/>1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4"/>Material <text:s text:c="5"/>No. of Elements <text:s text:c="5"/>Volume <text:s text:c="19"/>Mean Flux <text:s text:c="16"/>Absorption Rate <text:s text:c="10"/>Fission Rate</text:p>
          </table:table-cell>
          <table:table-cell table:number-columns-repeated="3"/>
          <table:table-cell office:value-type="string" calcext:value-type="string">
            <text:p><text:s text:c="4"/>Material <text:s text:c="5"/>No. of Elements <text:s text:c="5"/>Volume <text:s text:c="19"/>Mean Flux <text:s text:c="16"/>Absorption Rate <text:s text:c="10"/>Fission Rate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1 <text:s text:c="10"/>0 <text:s text:c="14"/>0.0000000000000000 <text:s text:c="7"/>0.0000000000000000 <text:s text:c="7"/>0.0000000000000000 <text:s text:c="7"/>0.0000000000000000 <text:s text:c="4"/></text:p>
          </table:table-cell>
          <table:table-cell table:number-columns-repeated="3"/>
          <table:table-cell office:value-type="string" calcext:value-type="string">
            <text:p><text:s text:c="11"/>1 <text:s text:c="10"/>0 <text:s text:c="14"/>0.0000000000000000 <text:s text:c="7"/>0.0000000000000000 <text:s text:c="7"/>0.0000000000000000 <text:s text:c="7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2 <text:s text:c="6"/>24276 <text:s text:c="14"/>3070.5245912261639 <text:s text:c="7"/>1.0502752295275808E-003 <text:s text:c="2"/>1.9383236926078730E-003 <text:s text:c="2"/>0.0000000000000000 <text:s text:c="4"/></text:p>
          </table:table-cell>
          <table:table-cell table:number-columns-repeated="3"/>
          <table:table-cell office:value-type="string" calcext:value-type="string">
            <text:p><text:s text:c="11"/>2 <text:s text:c="7"/>6069 <text:s text:c="14"/>3070.3606292734298 <text:s text:c="7"/>1.0720588917000143E-003 <text:s text:c="2"/>1.9784206357869455E-003 <text:s text:c="2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3 <text:s text:c="8"/>512 <text:s text:c="14"/>117.23991792640065 <text:s text:c="7"/>3.2122718932644807E-003 <text:s text:c="2"/>3.1762615023552274E-003 <text:s text:c="2"/>6.9187972161396270E-003</text:p>
          </table:table-cell>
          <table:table-cell table:number-columns-repeated="3"/>
          <table:table-cell office:value-type="string" calcext:value-type="string">
            <text:p><text:s text:c="11"/>3 <text:s text:c="8"/>128 <text:s text:c="14"/>117.25807288320009 <text:s text:c="7"/>3.2465641089341815E-003 <text:s text:c="2"/>3.2106663979509335E-003 <text:s text:c="2"/>6.9846444478073120E-003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4 <text:s text:c="7"/>2112 <text:s text:c="14"/>483.61466144641014 <text:s text:c="7"/>4.3177684015806980E-003 <text:s text:c="2"/>1.6756874605248263E-002 <text:s text:c="2"/>3.5376343274277092E-002</text:p>
          </table:table-cell>
          <table:table-cell table:number-columns-repeated="3"/>
          <table:table-cell office:value-type="string" calcext:value-type="string">
            <text:p><text:s text:c="11"/>4 <text:s text:c="8"/>528 <text:s text:c="14"/>483.68955064320005 <text:s text:c="7"/>4.3787510637183702E-003 <text:s text:c="2"/>1.6996174387239819E-002 <text:s text:c="2"/>3.5834872814056590E-002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5 <text:s text:c="8"/>800 <text:s text:c="14"/>183.18737176000207 <text:s text:c="7"/>3.2876909694554940E-003 <text:s text:c="2"/>5.4599399205208015E-003 <text:s text:c="2"/>1.2112716236925220E-002</text:p>
          </table:table-cell>
          <table:table-cell table:number-columns-repeated="3"/>
          <table:table-cell office:value-type="string" calcext:value-type="string">
            <text:p><text:s text:c="11"/>5 <text:s text:c="8"/>200 <text:s text:c="14"/>183.21573887999992 <text:s text:c="7"/>3.3200052493252727E-003 <text:s text:c="2"/>5.5144587465804995E-003 <text:s text:c="2"/>1.2217752991948419E-002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6 <text:s text:c="8"/>384 <text:s text:c="14"/>87.929938444800257 <text:s text:c="7"/>3.5866853881639394E-003 <text:s text:c="2"/>1.6125858062861158E-004 <text:s text:c="2"/>0.0000000000000000 <text:s text:c="4"/></text:p>
          </table:table-cell>
          <table:table-cell table:number-columns-repeated="3"/>
          <table:table-cell office:value-type="string" calcext:value-type="string">
            <text:p><text:s text:c="11"/>6 <text:s text:c="9"/>96 <text:s text:c="14"/>87.943554662400061 <text:s text:c="7"/>3.6718002233629573E-003 <text:s text:c="2"/>1.6511093619891534E-004 <text:s text:c="2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7 <text:s text:c="8"/>800 <text:s text:c="14"/>183.18737176000187 <text:s text:c="7"/>3.3228704986598737E-003 <text:s text:c="2"/>5.7743250076051156E-003 <text:s text:c="2"/>1.2947674297605145E-002</text:p>
          </table:table-cell>
          <table:table-cell table:number-columns-repeated="3"/>
          <table:table-cell office:value-type="string" calcext:value-type="string">
            <text:p><text:s text:c="11"/>7 <text:s text:c="8"/>200 <text:s text:c="14"/>183.21573887999992 <text:s text:c="7"/>3.3516057408893743E-003 <text:s text:c="2"/>5.8251616378621465E-003 <text:s text:c="2"/>1.3044675847981158E-002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8 <text:s text:c="9"/>16 <text:s text:c="14"/>3.6637474352000110 <text:s text:c="7"/>3.7104507403341240E-003 <text:s text:c="2"/>6.9509630192869204E-006 <text:s text:c="2"/>1.5193829064866915E-010</text:p>
          </table:table-cell>
          <table:table-cell table:number-columns-repeated="3"/>
          <table:table-cell office:value-type="string" calcext:value-type="string">
            <text:p><text:s text:c="11"/>8 <text:s text:c="10"/>4 <text:s text:c="14"/>3.6643147776000204 <text:s text:c="7"/>3.7953345553357570E-003 <text:s text:c="2"/>7.1110808901530465E-006 <text:s text:c="2"/>1.5523607244235875E-010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Group <text:s text:c="10"/>2</text:p>
          </table:table-cell>
          <table:table-cell table:number-columns-repeated="3"/>
          <table:table-cell office:value-type="string" calcext:value-type="string">
            <text:p><text:s/>Group <text:s text:c="10"/>2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4"/>Material <text:s text:c="5"/>No. of Elements <text:s text:c="5"/>Volume <text:s text:c="19"/>Mean Flux <text:s text:c="16"/>Absorption Rate <text:s text:c="10"/>Fission Rate</text:p>
          </table:table-cell>
          <table:table-cell table:number-columns-repeated="3"/>
          <table:table-cell office:value-type="string" calcext:value-type="string">
            <text:p><text:s text:c="4"/>Material <text:s text:c="5"/>No. of Elements <text:s text:c="5"/>Volume <text:s text:c="19"/>Mean Flux <text:s text:c="16"/>Absorption Rate <text:s text:c="10"/>Fission Rate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1 <text:s text:c="10"/>0 <text:s text:c="14"/>0.0000000000000000 <text:s text:c="7"/>0.0000000000000000 <text:s text:c="7"/>0.0000000000000000 <text:s text:c="7"/>0.0000000000000000 <text:s text:c="4"/></text:p>
          </table:table-cell>
          <table:table-cell table:number-columns-repeated="3"/>
          <table:table-cell office:value-type="string" calcext:value-type="string">
            <text:p><text:s text:c="11"/>1 <text:s text:c="10"/>0 <text:s text:c="14"/>0.0000000000000000 <text:s text:c="7"/>0.0000000000000000 <text:s text:c="7"/>0.0000000000000000 <text:s text:c="7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2 <text:s text:c="6"/>24276 <text:s text:c="14"/>3070.5245912261639 <text:s text:c="7"/>2.1541466928436488E-003 <text:s text:c="2"/>1.0446059369430772E-004 <text:s text:c="2"/>0.0000000000000000 <text:s text:c="4"/></text:p>
          </table:table-cell>
          <table:table-cell table:number-columns-repeated="3"/>
          <table:table-cell office:value-type="string" calcext:value-type="string">
            <text:p><text:s text:c="11"/>2 <text:s text:c="7"/>6069 <text:s text:c="14"/>3070.3606292734298 <text:s text:c="7"/>2.2002074648748578E-003 <text:s text:c="2"/>1.0668851193425278E-004 <text:s text:c="2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3 <text:s text:c="8"/>512 <text:s text:c="14"/>117.23991792640065 <text:s text:c="7"/>6.7120971957408977E-003 <text:s text:c="2"/>2.9570307943625122E-003 <text:s text:c="2"/>1.6848178693739020E-003</text:p>
          </table:table-cell>
          <table:table-cell table:number-columns-repeated="3"/>
          <table:table-cell office:value-type="string" calcext:value-type="string">
            <text:p><text:s text:c="11"/>3 <text:s text:c="8"/>128 <text:s text:c="14"/>117.25807288320009 <text:s text:c="7"/>6.7900597187817921E-003 <text:s text:c="2"/>2.9918405979421103E-003 <text:s text:c="2"/>1.7024341918273388E-003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4 <text:s text:c="7"/>2112 <text:s text:c="14"/>483.61466144641014 <text:s text:c="7"/>9.0086756793730065E-003 <text:s text:c="2"/>1.6195699324328228E-002 <text:s text:c="2"/>7.4593780239217925E-003</text:p>
          </table:table-cell>
          <table:table-cell table:number-columns-repeated="3"/>
          <table:table-cell office:value-type="string" calcext:value-type="string">
            <text:p><text:s text:c="11"/>4 <text:s text:c="8"/>528 <text:s text:c="14"/>483.68955064320005 <text:s text:c="7"/>9.1407835999304556E-003 <text:s text:c="2"/>1.6435746240623661E-002 <text:s text:c="2"/>7.5600924771955097E-003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5 <text:s text:c="8"/>800 <text:s text:c="14"/>183.18737176000207 <text:s text:c="7"/>6.8107225382729305E-003 <text:s text:c="2"/>5.3607277481699670E-003 <text:s text:c="2"/>4.0658562381680127E-003</text:p>
          </table:table-cell>
          <table:table-cell table:number-columns-repeated="3"/>
          <table:table-cell office:value-type="string" calcext:value-type="string">
            <text:p><text:s text:c="11"/>5 <text:s text:c="8"/>200 <text:s text:c="14"/>183.21573887999992 <text:s text:c="7"/>6.8856813041002574E-003 <text:s text:c="2"/>5.4205671425187800E-003 <text:s text:c="2"/>4.1058942969236538E-003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6 <text:s text:c="8"/>384 <text:s text:c="14"/>87.929938444800257 <text:s text:c="7"/>7.6208767383742467E-003 <text:s text:c="2"/>5.0794494368772334E-005 <text:s text:c="2"/>0.0000000000000000 <text:s text:c="4"/></text:p>
          </table:table-cell>
          <table:table-cell table:number-columns-repeated="3"/>
          <table:table-cell office:value-type="string" calcext:value-type="string">
            <text:p><text:s text:c="11"/>6 <text:s text:c="9"/>96 <text:s text:c="14"/>87.943554662400061 <text:s text:c="7"/>7.7774828666584625E-003 <text:s text:c="2"/>5.1846329292674879E-005 <text:s text:c="2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7 <text:s text:c="8"/>800 <text:s text:c="14"/>183.18737176000187 <text:s text:c="7"/>6.8881677760926387E-003 <text:s text:c="2"/>5.8745541047876184E-003 <text:s text:c="2"/>5.0507537174657169E-003</text:p>
          </table:table-cell>
          <table:table-cell table:number-columns-repeated="3"/>
          <table:table-cell office:value-type="string" calcext:value-type="string">
            <text:p><text:s text:c="11"/>7 <text:s text:c="8"/>200 <text:s text:c="14"/>183.21573887999992 <text:s text:c="7"/>6.9572640756132261E-003 <text:s text:c="2"/>5.9344015031728191E-003 <text:s text:c="2"/>5.0955724328041307E-003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8 <text:s text:c="9"/>16 <text:s text:c="14"/>3.6637474352000110 <text:s text:c="7"/>7.8462135537389725E-003 <text:s text:c="2"/>2.1793617996747251E-006 <text:s text:c="2"/>3.4826488116079457E-010</text:p>
          </table:table-cell>
          <table:table-cell table:number-columns-repeated="3"/>
          <table:table-cell office:value-type="string" calcext:value-type="string">
            <text:p><text:s text:c="11"/>8 <text:s text:c="10"/>4 <text:s text:c="14"/>3.6643147776000204 <text:s text:c="7"/>8.0033266711677150E-003 <text:s text:c="2"/>2.2233457280933988E-006 <text:s text:c="2"/>3.5483145984914293E-010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Group <text:s text:c="10"/>3</text:p>
          </table:table-cell>
          <table:table-cell table:number-columns-repeated="3"/>
          <table:table-cell office:value-type="string" calcext:value-type="string">
            <text:p><text:s/>Group <text:s text:c="10"/>3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4"/>Material <text:s text:c="5"/>No. of Elements <text:s text:c="5"/>Volume <text:s text:c="19"/>Mean Flux <text:s text:c="16"/>Absorption Rate <text:s text:c="10"/>Fission Rate</text:p>
          </table:table-cell>
          <table:table-cell table:number-columns-repeated="3"/>
          <table:table-cell office:value-type="string" calcext:value-type="string">
            <text:p><text:s text:c="4"/>Material <text:s text:c="5"/>No. of Elements <text:s text:c="5"/>Volume <text:s text:c="19"/>Mean Flux <text:s text:c="16"/>Absorption Rate <text:s text:c="10"/>Fission Rate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1 <text:s text:c="10"/>0 <text:s text:c="14"/>0.0000000000000000 <text:s text:c="7"/>0.0000000000000000 <text:s text:c="7"/>0.0000000000000000 <text:s text:c="7"/>0.0000000000000000 <text:s text:c="4"/></text:p>
          </table:table-cell>
          <table:table-cell table:number-columns-repeated="3"/>
          <table:table-cell office:value-type="string" calcext:value-type="string">
            <text:p><text:s text:c="11"/>1 <text:s text:c="10"/>0 <text:s text:c="14"/>0.0000000000000000 <text:s text:c="7"/>0.0000000000000000 <text:s text:c="7"/>0.0000000000000000 <text:s text:c="7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2 <text:s text:c="6"/>24276 <text:s text:c="14"/>3070.5245912261639 <text:s text:c="7"/>1.0153809200599234E-003 <text:s text:c="2"/>1.0511812928119871E-003 <text:s text:c="2"/>0.0000000000000000 <text:s text:c="4"/></text:p>
          </table:table-cell>
          <table:table-cell table:number-columns-repeated="3"/>
          <table:table-cell office:value-type="string" calcext:value-type="string">
            <text:p><text:s text:c="11"/>2 <text:s text:c="7"/>6069 <text:s text:c="14"/>3070.3606292734298 <text:s text:c="7"/>1.0371263307171962E-003 <text:s text:c="2"/>1.0736360708980379E-003 <text:s text:c="2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3 <text:s text:c="8"/>512 <text:s text:c="14"/>117.23991792640065 <text:s text:c="7"/>3.0133717824254707E-003 <text:s text:c="2"/>9.8814502688786329E-003 <text:s text:c="2"/>4.8538428103463878E-003</text:p>
          </table:table-cell>
          <table:table-cell table:number-columns-repeated="3"/>
          <table:table-cell office:value-type="string" calcext:value-type="string">
            <text:p><text:s text:c="11"/>3 <text:s text:c="8"/>128 <text:s text:c="14"/>117.25807288320009 <text:s text:c="7"/>3.0891153244544433E-003 <text:s text:c="2"/>1.0131397164769922E-002 <text:s text:c="2"/>4.9701457929850644E-003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4 <text:s text:c="7"/>2112 <text:s text:c="14"/>483.61466144641014 <text:s text:c="7"/>4.0923818433692034E-003 <text:s text:c="2"/>5.2979487828053250E-002 <text:s text:c="2"/>2.6252128507462863E-002</text:p>
          </table:table-cell>
          <table:table-cell table:number-columns-repeated="3"/>
          <table:table-cell office:value-type="string" calcext:value-type="string">
            <text:p><text:s text:c="11"/>4 <text:s text:c="8"/>528 <text:s text:c="14"/>483.68955064320005 <text:s text:c="7"/>4.2055894791320049E-003 <text:s text:c="2"/>5.4453491377164369E-002 <text:s text:c="2"/>2.6947424622829192E-002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5 <text:s text:c="8"/>800 <text:s text:c="14"/>183.18737176000207 <text:s text:c="7"/>3.0414492093561048E-003 <text:s text:c="2"/>1.8319816415761431E-002 <text:s text:c="2"/>1.1356094071016379E-002</text:p>
          </table:table-cell>
          <table:table-cell table:number-columns-repeated="3"/>
          <table:table-cell office:value-type="string" calcext:value-type="string">
            <text:p><text:s text:c="11"/>5 <text:s text:c="8"/>200 <text:s text:c="14"/>183.21573887999992 <text:s text:c="7"/>3.1176963401854645E-003 <text:s text:c="2"/>1.8781990159238305E-002 <text:s text:c="2"/>1.1627443614162833E-002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6 <text:s text:c="8"/>384 <text:s text:c="14"/>87.929938444800257 <text:s text:c="7"/>3.6729721893812664E-003 <text:s text:c="2"/>1.0196626307168945E-004 <text:s text:c="2"/>0.0000000000000000 <text:s text:c="4"/></text:p>
          </table:table-cell>
          <table:table-cell table:number-columns-repeated="3"/>
          <table:table-cell office:value-type="string" calcext:value-type="string">
            <text:p><text:s text:c="11"/>6 <text:s text:c="9"/>96 <text:s text:c="14"/>87.943554662400061 <text:s text:c="7"/>3.7549912554984354E-003 <text:s text:c="2"/>1.0425935644213871E-004 <text:s text:c="2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7 <text:s text:c="8"/>800 <text:s text:c="14"/>183.18737176000187 <text:s text:c="7"/>3.0571070926253240E-003 <text:s text:c="2"/>2.0295248504765037E-002 <text:s text:c="2"/>1.3942111213409249E-002</text:p>
          </table:table-cell>
          <table:table-cell table:number-columns-repeated="3"/>
          <table:table-cell office:value-type="string" calcext:value-type="string">
            <text:p><text:s text:c="11"/>7 <text:s text:c="8"/>200 <text:s text:c="14"/>183.21573887999992 <text:s text:c="7"/>3.1323730473957596E-003 <text:s text:c="2"/>2.0798137533909147E-002 <text:s text:c="2"/>1.4268994953133878E-002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8 <text:s text:c="9"/>16 <text:s text:c="14"/>3.6637474352000110 <text:s text:c="7"/>3.7649007933660914E-003 <text:s text:c="2"/>4.3647232852698456E-006 <text:s text:c="2"/>1.3147476107454100E-008</text:p>
          </table:table-cell>
          <table:table-cell table:number-columns-repeated="3"/>
          <table:table-cell office:value-type="string" calcext:value-type="string">
            <text:p><text:s text:c="11"/>8 <text:s text:c="10"/>4 <text:s text:c="14"/>3.6643147776000204 <text:s text:c="7"/>3.8488607066956659E-003 <text:s text:c="2"/>4.4627506219529207E-006 <text:s text:c="2"/>1.3425271066541459E-008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Group <text:s text:c="10"/>4</text:p>
          </table:table-cell>
          <table:table-cell table:number-columns-repeated="3"/>
          <table:table-cell office:value-type="string" calcext:value-type="string">
            <text:p><text:s/>Group <text:s text:c="10"/>4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4"/>Material <text:s text:c="5"/>No. of Elements <text:s text:c="5"/>Volume <text:s text:c="19"/>Mean Flux <text:s text:c="16"/>Absorption Rate <text:s text:c="10"/>Fission Rate</text:p>
          </table:table-cell>
          <table:table-cell table:number-columns-repeated="3"/>
          <table:table-cell office:value-type="string" calcext:value-type="string">
            <text:p><text:s text:c="4"/>Material <text:s text:c="5"/>No. of Elements <text:s text:c="5"/>Volume <text:s text:c="19"/>Mean Flux <text:s text:c="16"/>Absorption Rate <text:s text:c="10"/>Fission Rate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1 <text:s text:c="10"/>0 <text:s text:c="14"/>0.0000000000000000 <text:s text:c="7"/>0.0000000000000000 <text:s text:c="7"/>0.0000000000000000 <text:s text:c="7"/>0.0000000000000000 <text:s text:c="4"/></text:p>
          </table:table-cell>
          <table:table-cell table:number-columns-repeated="3"/>
          <table:table-cell office:value-type="string" calcext:value-type="string">
            <text:p><text:s text:c="11"/>1 <text:s text:c="10"/>0 <text:s text:c="14"/>0.0000000000000000 <text:s text:c="7"/>0.0000000000000000 <text:s text:c="7"/>0.0000000000000000 <text:s text:c="7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2 <text:s text:c="6"/>24276 <text:s text:c="14"/>3070.5245912261639 <text:s text:c="7"/>3.8239233442849706E-004 <text:s text:c="2"/>2.2785459157764177E-003 <text:s text:c="2"/>0.0000000000000000 <text:s text:c="4"/></text:p>
          </table:table-cell>
          <table:table-cell table:number-columns-repeated="3"/>
          <table:table-cell office:value-type="string" calcext:value-type="string">
            <text:p><text:s text:c="11"/>2 <text:s text:c="7"/>6069 <text:s text:c="14"/>3070.3606292734298 <text:s text:c="7"/>3.9003217465349773E-004 <text:s text:c="2"/>2.3239450240795548E-003 <text:s text:c="2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3 <text:s text:c="8"/>512 <text:s text:c="14"/>117.23991792640065 <text:s text:c="7"/>1.0680065145050523E-003 <text:s text:c="2"/>1.3048446324147242E-002 <text:s text:c="2"/>6.9237677440802852E-003</text:p>
          </table:table-cell>
          <table:table-cell table:number-columns-repeated="3"/>
          <table:table-cell office:value-type="string" calcext:value-type="string">
            <text:p><text:s text:c="11"/>3 <text:s text:c="8"/>128 <text:s text:c="14"/>117.25807288320009 <text:s text:c="7"/>1.1078677524016499E-003 <text:s text:c="2"/>1.3537549868137983E-002 <text:s text:c="2"/>7.1739529899833634E-003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4 <text:s text:c="7"/>2112 <text:s text:c="14"/>483.61466144641014 <text:s text:c="7"/>1.4924775094378401E-003 <text:s text:c="2"/>6.9461605547828320E-002 <text:s text:c="2"/>2.7542665276606208E-002</text:p>
          </table:table-cell>
          <table:table-cell table:number-columns-repeated="3"/>
          <table:table-cell office:value-type="string" calcext:value-type="string">
            <text:p><text:s text:c="11"/>4 <text:s text:c="8"/>528 <text:s text:c="14"/>483.68955064320005 <text:s text:c="7"/>1.5497665345507365E-003 <text:s text:c="2"/>7.2139071342449498E-002 <text:s text:c="2"/>2.8567120276116291E-002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5 <text:s text:c="8"/>800 <text:s text:c="14"/>183.18737176000207 <text:s text:c="7"/>1.0672003834739014E-003 <text:s text:c="2"/>2.3856576202563411E-002 <text:s text:c="2"/>1.5580507936180829E-002</text:p>
          </table:table-cell>
          <table:table-cell table:number-columns-repeated="3"/>
          <table:table-cell office:value-type="string" calcext:value-type="string">
            <text:p><text:s text:c="11"/>5 <text:s text:c="8"/>200 <text:s text:c="14"/>183.21573887999992 <text:s text:c="7"/>1.1083918634054739E-003 <text:s text:c="2"/>2.4781222020161166E-002 <text:s text:c="2"/>1.6163335371329281E-002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6 <text:s text:c="8"/>384 <text:s text:c="14"/>87.929938444800257 <text:s text:c="7"/>1.4026138456472317E-003 <text:s text:c="2"/>1.4284283181872220E-004 <text:s text:c="2"/>0.0000000000000000 <text:s text:c="4"/></text:p>
          </table:table-cell>
          <table:table-cell table:number-columns-repeated="3"/>
          <table:table-cell office:value-type="string" calcext:value-type="string">
            <text:p><text:s text:c="11"/>6 <text:s text:c="9"/>96 <text:s text:c="14"/>87.943554662400061 <text:s text:c="7"/>1.4341299332955655E-003 <text:s text:c="2"/>1.4607506117931762E-004 <text:s text:c="2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7 <text:s text:c="8"/>800 <text:s text:c="14"/>183.18737176000187 <text:s text:c="7"/>1.0561230831153086E-003 <text:s text:c="2"/>2.5677127620859882E-002 <text:s text:c="2"/>1.8340871113638416E-002</text:p>
          </table:table-cell>
          <table:table-cell table:number-columns-repeated="3"/>
          <table:table-cell office:value-type="string" calcext:value-type="string">
            <text:p><text:s text:c="11"/>7 <text:s text:c="8"/>200 <text:s text:c="14"/>183.21573887999992 <text:s text:c="7"/>1.0977135439555665E-003 <text:s text:c="2"/>2.6692433787125894E-002 <text:s text:c="2"/>1.9041294177410937E-002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8 <text:s text:c="9"/>16 <text:s text:c="14"/>3.6637474352000110 <text:s text:c="7"/>1.4315487865071690E-003 <text:s text:c="2"/>6.1233427550799909E-006 <text:s text:c="2"/>5.6533746600534561E-008</text:p>
          </table:table-cell>
          <table:table-cell table:number-columns-repeated="3"/>
          <table:table-cell office:value-type="string" calcext:value-type="string">
            <text:p><text:s text:c="11"/>8 <text:s text:c="10"/>4 <text:s text:c="14"/>3.6643147776000204 <text:s text:c="7"/>1.4639361563268500E-003 <text:s text:c="2"/>6.2628469753492675E-006 <text:s text:c="2"/>5.7746513417764267E-008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Group <text:s text:c="10"/>5</text:p>
          </table:table-cell>
          <table:table-cell table:number-columns-repeated="3"/>
          <table:table-cell office:value-type="string" calcext:value-type="string">
            <text:p><text:s/>Group <text:s text:c="10"/>5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4"/>Material <text:s text:c="5"/>No. of Elements <text:s text:c="5"/>Volume <text:s text:c="19"/>Mean Flux <text:s text:c="16"/>Absorption Rate <text:s text:c="10"/>Fission Rate</text:p>
          </table:table-cell>
          <table:table-cell table:number-columns-repeated="3"/>
          <table:table-cell office:value-type="string" calcext:value-type="string">
            <text:p><text:s text:c="4"/>Material <text:s text:c="5"/>No. of Elements <text:s text:c="5"/>Volume <text:s text:c="19"/>Mean Flux <text:s text:c="16"/>Absorption Rate <text:s text:c="10"/>Fission Rate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1 <text:s text:c="10"/>0 <text:s text:c="14"/>0.0000000000000000 <text:s text:c="7"/>0.0000000000000000 <text:s text:c="7"/>0.0000000000000000 <text:s text:c="7"/>0.0000000000000000 <text:s text:c="4"/></text:p>
          </table:table-cell>
          <table:table-cell table:number-columns-repeated="3"/>
          <table:table-cell office:value-type="string" calcext:value-type="string">
            <text:p><text:s text:c="11"/>1 <text:s text:c="10"/>0 <text:s text:c="14"/>0.0000000000000000 <text:s text:c="7"/>0.0000000000000000 <text:s text:c="7"/>0.0000000000000000 <text:s text:c="7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2 <text:s text:c="6"/>24276 <text:s text:c="14"/>3070.5245912261639 <text:s text:c="7"/>2.6785907297726102E-004 <text:s text:c="2"/>4.7222815256057473E-003 <text:s text:c="2"/>0.0000000000000000 <text:s text:c="4"/></text:p>
          </table:table-cell>
          <table:table-cell table:number-columns-repeated="3"/>
          <table:table-cell office:value-type="string" calcext:value-type="string">
            <text:p><text:s text:c="11"/>2 <text:s text:c="7"/>6069 <text:s text:c="14"/>3070.3606292734298 <text:s text:c="7"/>2.7294525622006879E-004 <text:s text:c="2"/>4.8116925806124021E-003 <text:s text:c="2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3 <text:s text:c="8"/>512 <text:s text:c="14"/>117.23991792640065 <text:s text:c="7"/>6.7852821147714360E-004 <text:s text:c="2"/>1.1132309819896409E-002 <text:s text:c="2"/>2.0641723756653937E-003</text:p>
          </table:table-cell>
          <table:table-cell table:number-columns-repeated="3"/>
          <table:table-cell office:value-type="string" calcext:value-type="string">
            <text:p><text:s text:c="11"/>3 <text:s text:c="8"/>128 <text:s text:c="14"/>117.25807288320009 <text:s text:c="7"/>7.0460868197126864E-004 <text:s text:c="2"/>1.1561990602490082E-002 <text:s text:c="2"/>2.1410561573163974E-003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4 <text:s text:c="7"/>2112 <text:s text:c="14"/>483.61466144641014 <text:s text:c="7"/>1.1253216976431202E-003 <text:s text:c="2"/>1.6337546596155789E-002 <text:s text:c="2"/>1.9920924457837105E-002</text:p>
          </table:table-cell>
          <table:table-cell table:number-columns-repeated="3"/>
          <table:table-cell office:value-type="string" calcext:value-type="string">
            <text:p><text:s text:c="11"/>4 <text:s text:c="8"/>528 <text:s text:c="14"/>483.68955064320005 <text:s text:c="7"/>1.1552069901606668E-003 <text:s text:c="2"/>1.6774021730120294E-002 <text:s text:c="2"/>2.0426531115119825E-002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5 <text:s text:c="8"/>800 <text:s text:c="14"/>183.18737176000207 <text:s text:c="7"/>6.4088314614949168E-004 <text:s text:c="2"/>2.1482162910175420E-002 <text:s text:c="2"/>4.5381376831499778E-003</text:p>
          </table:table-cell>
          <table:table-cell table:number-columns-repeated="3"/>
          <table:table-cell office:value-type="string" calcext:value-type="string">
            <text:p><text:s text:c="11"/>5 <text:s text:c="8"/>200 <text:s text:c="14"/>183.21573887999992 <text:s text:c="7"/>6.6855083097511995E-004 <text:s text:c="2"/>2.2413043528408321E-002 <text:s text:c="2"/>4.7286292679517622E-003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6 <text:s text:c="8"/>384 <text:s text:c="14"/>87.929938444800257 <text:s text:c="7"/>9.6205914899836771E-004 <text:s text:c="2"/>2.8740744145134406E-004 <text:s text:c="2"/>0.0000000000000000 <text:s text:c="4"/></text:p>
          </table:table-cell>
          <table:table-cell table:number-columns-repeated="3"/>
          <table:table-cell office:value-type="string" calcext:value-type="string">
            <text:p><text:s text:c="11"/>6 <text:s text:c="9"/>96 <text:s text:c="14"/>87.943554662400061 <text:s text:c="7"/>9.8236776211590082E-004 <text:s text:c="2"/>2.9351992187068039E-004 <text:s text:c="2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7 <text:s text:c="8"/>800 <text:s text:c="14"/>183.18737176000187 <text:s text:c="7"/>6.0745053534059287E-004 <text:s text:c="2"/>2.3190182451813181E-002 <text:s text:c="2"/>5.1973120259760832E-003</text:p>
          </table:table-cell>
          <table:table-cell table:number-columns-repeated="3"/>
          <table:table-cell office:value-type="string" calcext:value-type="string">
            <text:p><text:s text:c="11"/>7 <text:s text:c="8"/>200 <text:s text:c="14"/>183.21573887999992 <text:s text:c="7"/>6.3530899797804646E-004 <text:s text:c="2"/>2.4257469799177964E-002 <text:s text:c="2"/>5.4294381980142326E-003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8 <text:s text:c="9"/>16 <text:s text:c="14"/>3.6637474352000110 <text:s text:c="7"/>9.7904659791152576E-004 <text:s text:c="2"/>1.2187480118172116E-005 <text:s text:c="2"/>1.0719434179584575E-009</text:p>
          </table:table-cell>
          <table:table-cell table:number-columns-repeated="3"/>
          <table:table-cell office:value-type="string" calcext:value-type="string">
            <text:p><text:s text:c="11"/>8 <text:s text:c="10"/>4 <text:s text:c="14"/>3.6643147776000204 <text:s text:c="7"/>9.9988596956149603E-004 <text:s text:c="2"/>1.2448822613260375E-005 <text:s text:c="2"/>1.0935055448699531E-009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Group <text:s text:c="10"/>6</text:p>
          </table:table-cell>
          <table:table-cell table:number-columns-repeated="3"/>
          <table:table-cell office:value-type="string" calcext:value-type="string">
            <text:p><text:s/>Group <text:s text:c="10"/>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4"/>Material <text:s text:c="5"/>No. of Elements <text:s text:c="5"/>Volume <text:s text:c="19"/>Mean Flux <text:s text:c="16"/>Absorption Rate <text:s text:c="10"/>Fission Rate</text:p>
          </table:table-cell>
          <table:table-cell table:number-columns-repeated="3"/>
          <table:table-cell office:value-type="string" calcext:value-type="string">
            <text:p><text:s text:c="4"/>Material <text:s text:c="5"/>No. of Elements <text:s text:c="5"/>Volume <text:s text:c="19"/>Mean Flux <text:s text:c="16"/>Absorption Rate <text:s text:c="10"/>Fission Rate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1 <text:s text:c="10"/>0 <text:s text:c="14"/>0.0000000000000000 <text:s text:c="7"/>0.0000000000000000 <text:s text:c="7"/>0.0000000000000000 <text:s text:c="7"/>0.0000000000000000 <text:s text:c="4"/></text:p>
          </table:table-cell>
          <table:table-cell table:number-columns-repeated="3"/>
          <table:table-cell office:value-type="string" calcext:value-type="string">
            <text:p><text:s text:c="11"/>1 <text:s text:c="10"/>0 <text:s text:c="14"/>0.0000000000000000 <text:s text:c="7"/>0.0000000000000000 <text:s text:c="7"/>0.0000000000000000 <text:s text:c="7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2 <text:s text:c="6"/>24276 <text:s text:c="14"/>3070.5245912261639 <text:s text:c="7"/>3.8708124217186048E-004 <text:s text:c="2"/>1.7829325635838961E-002 <text:s text:c="2"/>0.0000000000000000 <text:s text:c="4"/></text:p>
          </table:table-cell>
          <table:table-cell table:number-columns-repeated="3"/>
          <table:table-cell office:value-type="string" calcext:value-type="string">
            <text:p><text:s text:c="11"/>2 <text:s text:c="7"/>6069 <text:s text:c="14"/>3070.3606292734298 <text:s text:c="7"/>3.9025254493837367E-004 <text:s text:c="2"/>1.7974438957837527E-002 <text:s text:c="2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3 <text:s text:c="8"/>512 <text:s text:c="14"/>117.23991792640065 <text:s text:c="7"/>5.2544683283136241E-004 <text:s text:c="2"/>2.5206856116177023E-002 <text:s text:c="2"/>3.4683773609413833E-002</text:p>
          </table:table-cell>
          <table:table-cell table:number-columns-repeated="3"/>
          <table:table-cell office:value-type="string" calcext:value-type="string">
            <text:p><text:s text:c="11"/>3 <text:s text:c="8"/>128 <text:s text:c="14"/>117.25807288320009 <text:s text:c="7"/>5.5945937978999795E-004 <text:s text:c="2"/>2.6842669853989143E-002 <text:s text:c="2"/>3.6886558666165602E-002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4 <text:s text:c="7"/>2112 <text:s text:c="14"/>483.61466144641014 <text:s text:c="7"/>1.2842035321810230E-003 <text:s text:c="2"/>6.9099097375960469E-002 <text:s/>0.10599903170035570 <text:s text:c="4"/></text:p>
          </table:table-cell>
          <table:table-cell table:number-columns-repeated="3"/>
          <table:table-cell office:value-type="string" calcext:value-type="string">
            <text:p><text:s text:c="11"/>4 <text:s text:c="8"/>528 <text:s text:c="14"/>483.68955064320005 <text:s text:c="7"/>1.3245795887956164E-003 <text:s text:c="2"/>7.1282647156208315E-002 <text:s/>0.10920640540093932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5 <text:s text:c="8"/>800 <text:s text:c="14"/>183.18737176000207 <text:s text:c="7"/>4.0132553641972581E-004 <text:s text:c="2"/>4.1791911668869787E-002 <text:s text:c="2"/>5.7630015787038510E-002</text:p>
          </table:table-cell>
          <table:table-cell table:number-columns-repeated="3"/>
          <table:table-cell office:value-type="string" calcext:value-type="string">
            <text:p><text:s text:c="11"/>5 <text:s text:c="8"/>200 <text:s text:c="14"/>183.21573887999992 <text:s text:c="7"/>4.3397212774954377E-004 <text:s text:c="2"/>4.5198552495186319E-002 <text:s text:c="2"/>6.2246623278594683E-002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6 <text:s text:c="8"/>384 <text:s text:c="14"/>87.929938444800257 <text:s text:c="7"/>1.0270836012700041E-003 <text:s text:c="2"/>8.2976306104986825E-004 <text:s text:c="2"/>0.0000000000000000 <text:s text:c="4"/></text:p>
          </table:table-cell>
          <table:table-cell table:number-columns-repeated="3"/>
          <table:table-cell office:value-type="string" calcext:value-type="string">
            <text:p><text:s text:c="11"/>6 <text:s text:c="9"/>96 <text:s text:c="14"/>87.943554662400061 <text:s text:c="7"/>1.0439594735847343E-003 <text:s text:c="2"/>8.4352738869509863E-004 <text:s text:c="2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7 <text:s text:c="8"/>800 <text:s text:c="14"/>183.18737176000187 <text:s text:c="7"/>3.3373773958351641E-004 <text:s text:c="2"/>4.0270638483959842E-002 <text:s text:c="2"/>5.5505036829869230E-002</text:p>
          </table:table-cell>
          <table:table-cell table:number-columns-repeated="3"/>
          <table:table-cell office:value-type="string" calcext:value-type="string">
            <text:p><text:s text:c="11"/>7 <text:s text:c="8"/>200 <text:s text:c="14"/>183.21573887999992 <text:s text:c="7"/>3.6448702398908528E-004 <text:s text:c="2"/>4.3987827524903406E-002 <text:s text:c="2"/>6.0549583849829489E-002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8 <text:s text:c="9"/>16 <text:s text:c="14"/>3.6637474352000110 <text:s text:c="7"/>1.0475518779604531E-003 <text:s text:c="2"/>3.5265529849502661E-005 <text:s text:c="2"/>5.6402523694112503E-009</text:p>
          </table:table-cell>
          <table:table-cell table:number-columns-repeated="3"/>
          <table:table-cell office:value-type="string" calcext:value-type="string">
            <text:p><text:s text:c="11"/>8 <text:s text:c="10"/>4 <text:s text:c="14"/>3.6643147776000204 <text:s text:c="7"/>1.0646276031051488E-003 <text:s text:c="2"/>3.5845929170522418E-005 <text:s text:c="2"/>5.7256228170562822E-009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Group <text:s text:c="10"/>7</text:p>
          </table:table-cell>
          <table:table-cell table:number-columns-repeated="3"/>
          <table:table-cell office:value-type="string" calcext:value-type="string">
            <text:p><text:s/>Group <text:s text:c="10"/>7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4"/>Material <text:s text:c="5"/>No. of Elements <text:s text:c="5"/>Volume <text:s text:c="19"/>Mean Flux <text:s text:c="16"/>Absorption Rate <text:s text:c="10"/>Fission Rate</text:p>
          </table:table-cell>
          <table:table-cell table:number-columns-repeated="3"/>
          <table:table-cell office:value-type="string" calcext:value-type="string">
            <text:p><text:s text:c="4"/>Material <text:s text:c="5"/>No. of Elements <text:s text:c="5"/>Volume <text:s text:c="19"/>Mean Flux <text:s text:c="16"/>Absorption Rate <text:s text:c="10"/>Fission Rate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1 <text:s text:c="10"/>0 <text:s text:c="14"/>0.0000000000000000 <text:s text:c="7"/>0.0000000000000000 <text:s text:c="7"/>0.0000000000000000 <text:s text:c="7"/>0.0000000000000000 <text:s text:c="4"/></text:p>
          </table:table-cell>
          <table:table-cell table:number-columns-repeated="3"/>
          <table:table-cell office:value-type="string" calcext:value-type="string">
            <text:p><text:s text:c="11"/>1 <text:s text:c="10"/>0 <text:s text:c="14"/>0.0000000000000000 <text:s text:c="7"/>0.0000000000000000 <text:s text:c="7"/>0.0000000000000000 <text:s text:c="7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2 <text:s text:c="6"/>24276 <text:s text:c="14"/>3070.5245912261639 <text:s text:c="7"/>7.8369867052276913E-004 <text:s text:c="2"/>8.9610664961750533E-002 <text:s text:c="2"/>0.0000000000000000 <text:s text:c="4"/></text:p>
          </table:table-cell>
          <table:table-cell table:number-columns-repeated="3"/>
          <table:table-cell office:value-type="string" calcext:value-type="string">
            <text:p><text:s text:c="11"/>2 <text:s text:c="7"/>6069 <text:s text:c="14"/>3070.3606292734298 <text:s text:c="7"/>7.8606745568128437E-004 <text:s text:c="2"/>8.9876720037169566E-002 <text:s text:c="2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3 <text:s text:c="8"/>512 <text:s text:c="14"/>117.23991792640065 <text:s text:c="7"/>6.3090667974420708E-004 <text:s text:c="2"/>3.0278574573716688E-002 <text:s text:c="2"/>4.4602229786667974E-002</text:p>
          </table:table-cell>
          <table:table-cell table:number-columns-repeated="3"/>
          <table:table-cell office:value-type="string" calcext:value-type="string">
            <text:p><text:s text:c="11"/>3 <text:s text:c="8"/>128 <text:s text:c="14"/>117.25807288320009 <text:s text:c="7"/>6.6203201647968416E-004 <text:s text:c="2"/>3.1777266771162958E-002 <text:s text:c="2"/>4.6749013843192785E-002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4 <text:s text:c="7"/>2112 <text:s text:c="14"/>483.61466144641014 <text:s text:c="7"/>1.5693210479071607E-003 <text:s/>0.21461493857466810 <text:s text:c="6"/>0.33696243441613899 <text:s text:c="4"/></text:p>
          </table:table-cell>
          <table:table-cell table:number-columns-repeated="3"/>
          <table:table-cell office:value-type="string" calcext:value-type="string">
            <text:p><text:s text:c="11"/>4 <text:s text:c="8"/>528 <text:s text:c="14"/>483.68955064320005 <text:s text:c="7"/>1.6480659159932892E-003 <text:s/>0.22541871674370470 <text:s text:c="6"/>0.353464889794321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5 <text:s text:c="8"/>800 <text:s text:c="14"/>183.18737176000207 <text:s text:c="7"/>4.1189150939031466E-004 <text:s text:c="2"/>4.4156039185292685E-002 <text:s text:c="2"/>6.6476714577148599E-002</text:p>
          </table:table-cell>
          <table:table-cell table:number-columns-repeated="3"/>
          <table:table-cell office:value-type="string" calcext:value-type="string">
            <text:p><text:s text:c="11"/>5 <text:s text:c="8"/>200 <text:s text:c="14"/>183.21573887999992 <text:s text:c="7"/>4.3292884532620694E-004 <text:s text:c="2"/>4.6418493362598699E-002 <text:s text:c="2"/>6.9791936198044885E-002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6 <text:s text:c="8"/>384 <text:s text:c="14"/>87.929938444800257 <text:s text:c="7"/>1.4909818751470160E-003 <text:s text:c="2"/>3.0470713941617368E-003 <text:s text:c="2"/>0.0000000000000000 <text:s text:c="4"/></text:p>
          </table:table-cell>
          <table:table-cell table:number-columns-repeated="3"/>
          <table:table-cell office:value-type="string" calcext:value-type="string">
            <text:p><text:s text:c="11"/>6 <text:s text:c="9"/>96 <text:s text:c="14"/>87.943554662400061 <text:s text:c="7"/>1.4915182557286826E-003 <text:s text:c="2"/>3.0486395957859298E-003 <text:s text:c="2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7 <text:s text:c="8"/>800 <text:s text:c="14"/>183.18737176000187 <text:s text:c="7"/>3.0275424615098937E-004 <text:s text:c="2"/>3.8277349030979541E-002 <text:s text:c="2"/>5.8047724741063525E-002</text:p>
          </table:table-cell>
          <table:table-cell table:number-columns-repeated="3"/>
          <table:table-cell office:value-type="string" calcext:value-type="string">
            <text:p><text:s text:c="11"/>7 <text:s text:c="8"/>200 <text:s text:c="14"/>183.21573887999992 <text:s text:c="7"/>3.1895411308781308E-004 <text:s text:c="2"/>4.0331749674051814E-002 <text:s text:c="2"/>6.1083678355285477E-002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8 <text:s text:c="9"/>16 <text:s text:c="14"/>3.6637474352000110 <text:s text:c="7"/>1.5184901912232815E-003 <text:s text:c="2"/>1.2931484544843232E-004 <text:s text:c="2"/>2.3790024336931059E-008</text:p>
          </table:table-cell>
          <table:table-cell table:number-columns-repeated="3"/>
          <table:table-cell office:value-type="string" calcext:value-type="string">
            <text:p><text:s text:c="11"/>8 <text:s text:c="10"/>4 <text:s text:c="14"/>3.6643147776000204 <text:s text:c="7"/>1.5179936130388762E-003 <text:s text:c="2"/>1.2929257502546725E-004 <text:s text:c="2"/>2.3754990197978841E-008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*** Response Results ***</text:p>
          </table:table-cell>
          <table:table-cell table:number-columns-repeated="3"/>
          <table:table-cell office:value-type="string" calcext:value-type="string">
            <text:p><text:s/>*** Response Results ***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Position: <text:s/>0.0000 <text:s/>0.0000</text:p>
          </table:table-cell>
          <table:table-cell table:number-columns-repeated="3"/>
          <table:table-cell office:value-type="string" calcext:value-type="string">
            <text:p><text:s/>Position: <text:s/>0.0000 <text:s/>0.0000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1 <text:s text:c="2"/>1.2275443536894956E-005</text:p>
          </table:table-cell>
          <table:table-cell table:number-columns-repeated="3"/>
          <table:table-cell office:value-type="string" calcext:value-type="string">
            <text:p><text:s text:c="11"/>1 <text:s text:c="2"/>1.2744643820644167E-005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2 <text:s text:c="2"/>8.1036782280114877E-006</text:p>
          </table:table-cell>
          <table:table-cell table:number-columns-repeated="3"/>
          <table:table-cell office:value-type="string" calcext:value-type="string">
            <text:p><text:s text:c="11"/>2 <text:s text:c="2"/>8.6526384502493634E-00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3 <text:s text:c="2"/>3.6737496302139820E-006</text:p>
          </table:table-cell>
          <table:table-cell table:number-columns-repeated="3"/>
          <table:table-cell office:value-type="string" calcext:value-type="string">
            <text:p><text:s text:c="11"/>3 <text:s text:c="2"/>3.9635454793878214E-00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4 <text:s text:c="2"/>1.6872681028343260E-006</text:p>
          </table:table-cell>
          <table:table-cell table:number-columns-repeated="3"/>
          <table:table-cell office:value-type="string" calcext:value-type="string">
            <text:p><text:s text:c="11"/>4 <text:s text:c="2"/>1.7960251031740487E-00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5 <text:s text:c="2"/>1.2343087975468621E-006</text:p>
          </table:table-cell>
          <table:table-cell table:number-columns-repeated="3"/>
          <table:table-cell office:value-type="string" calcext:value-type="string">
            <text:p><text:s text:c="11"/>5 <text:s text:c="2"/>1.3360872675902942E-00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6 <text:s text:c="2"/>4.0355322116841432E-006</text:p>
          </table:table-cell>
          <table:table-cell table:number-columns-repeated="3"/>
          <table:table-cell office:value-type="string" calcext:value-type="string">
            <text:p><text:s text:c="11"/>6 <text:s text:c="2"/>4.2409684525742172E-00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7 <text:s text:c="2"/>8.4599169598044783E-006</text:p>
          </table:table-cell>
          <table:table-cell table:number-columns-repeated="3"/>
          <table:table-cell office:value-type="string" calcext:value-type="string">
            <text:p><text:s text:c="11"/>7 <text:s text:c="2"/>9.5684737663454690E-00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Total <text:s text:c="3"/>3.9469897466990234E-005</text:p>
          </table:table-cell>
          <table:table-cell table:number-columns-repeated="3"/>
          <table:table-cell office:value-type="string" calcext:value-type="string">
            <text:p><text:s/>Total <text:s text:c="3"/>4.2302382339965382E-005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Position: -0.6300 61.1100 <text:s/>0.0000</text:p>
          </table:table-cell>
          <table:table-cell table:number-columns-repeated="3"/>
          <table:table-cell office:value-type="string" calcext:value-type="string">
            <text:p><text:s/>Position: -0.4786 61.2614 <text:s/>0.0000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1 <text:s text:c="2"/>8.6895378347050869E-003</text:p>
          </table:table-cell>
          <table:table-cell table:number-columns-repeated="3"/>
          <table:table-cell office:value-type="string" calcext:value-type="string">
            <text:p><text:s text:c="11"/>1 <text:s text:c="2"/>8.7760291135747584E-003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2 <text:s text:c="2"/>1.8063433874597110E-002</text:p>
          </table:table-cell>
          <table:table-cell table:number-columns-repeated="3"/>
          <table:table-cell office:value-type="string" calcext:value-type="string">
            <text:p><text:s text:c="11"/>2 <text:s text:c="2"/>1.8511402733338917E-002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3 <text:s text:c="2"/>8.2062979724073053E-003</text:p>
          </table:table-cell>
          <table:table-cell table:number-columns-repeated="3"/>
          <table:table-cell office:value-type="string" calcext:value-type="string">
            <text:p><text:s text:c="11"/>3 <text:s text:c="2"/>8.4000061565273152E-003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4 <text:s text:c="2"/>2.9905214396015443E-003</text:p>
          </table:table-cell>
          <table:table-cell table:number-columns-repeated="3"/>
          <table:table-cell office:value-type="string" calcext:value-type="string">
            <text:p><text:s text:c="11"/>4 <text:s text:c="2"/>3.0353795358345728E-003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5 <text:s text:c="2"/>2.2325032808714622E-003</text:p>
          </table:table-cell>
          <table:table-cell table:number-columns-repeated="3"/>
          <table:table-cell office:value-type="string" calcext:value-type="string">
            <text:p><text:s text:c="11"/>5 <text:s text:c="2"/>2.2763926167713817E-003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6 <text:s text:c="2"/>2.5977006334706319E-003</text:p>
          </table:table-cell>
          <table:table-cell table:number-columns-repeated="3"/>
          <table:table-cell office:value-type="string" calcext:value-type="string">
            <text:p><text:s text:c="11"/>6 <text:s text:c="2"/>2.5400813731898514E-003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7 <text:s text:c="2"/>3.4616549956407680E-003</text:p>
          </table:table-cell>
          <table:table-cell table:number-columns-repeated="3"/>
          <table:table-cell office:value-type="string" calcext:value-type="string">
            <text:p><text:s text:c="11"/>7 <text:s text:c="2"/>2.9352855626331139E-003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Total <text:s text:c="3"/>4.6241650031293907E-002</text:p>
          </table:table-cell>
          <table:table-cell table:number-columns-repeated="3"/>
          <table:table-cell office:value-type="string" calcext:value-type="string">
            <text:p><text:s/>Total <text:s text:c="3"/>4.6474577091869917E-002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Position: 64.2600 64.2600</text:p>
          </table:table-cell>
          <table:table-cell table:number-columns-repeated="3"/>
          <table:table-cell office:value-type="string" calcext:value-type="string">
            <text:p><text:s/>Position: 64.2600 64.2600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1 <text:s text:c="2"/>1.2275443536894956E-005</text:p>
          </table:table-cell>
          <table:table-cell table:number-columns-repeated="3"/>
          <table:table-cell office:value-type="string" calcext:value-type="string">
            <text:p><text:s text:c="11"/>1 <text:s text:c="2"/>1.2744643820644167E-005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2 <text:s text:c="2"/>8.1036782280114877E-006</text:p>
          </table:table-cell>
          <table:table-cell table:number-columns-repeated="3"/>
          <table:table-cell office:value-type="string" calcext:value-type="string">
            <text:p><text:s text:c="11"/>2 <text:s text:c="2"/>8.6526384502493634E-00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3 <text:s text:c="2"/>3.6737496302139820E-006</text:p>
          </table:table-cell>
          <table:table-cell table:number-columns-repeated="3"/>
          <table:table-cell office:value-type="string" calcext:value-type="string">
            <text:p><text:s text:c="11"/>3 <text:s text:c="2"/>3.9635454793878214E-00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4 <text:s text:c="2"/>1.6872681028343260E-006</text:p>
          </table:table-cell>
          <table:table-cell table:number-columns-repeated="3"/>
          <table:table-cell office:value-type="string" calcext:value-type="string">
            <text:p><text:s text:c="11"/>4 <text:s text:c="2"/>1.7960251031740487E-00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5 <text:s text:c="2"/>1.2343087975468621E-006</text:p>
          </table:table-cell>
          <table:table-cell table:number-columns-repeated="3"/>
          <table:table-cell office:value-type="string" calcext:value-type="string">
            <text:p><text:s text:c="11"/>5 <text:s text:c="2"/>1.3360872675902942E-00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6 <text:s text:c="2"/>4.0355322116841432E-006</text:p>
          </table:table-cell>
          <table:table-cell table:number-columns-repeated="3"/>
          <table:table-cell office:value-type="string" calcext:value-type="string">
            <text:p><text:s text:c="11"/>6 <text:s text:c="2"/>4.2409684525742172E-00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7 <text:s text:c="2"/>8.4599169598044783E-006</text:p>
          </table:table-cell>
          <table:table-cell table:number-columns-repeated="3"/>
          <table:table-cell office:value-type="string" calcext:value-type="string">
            <text:p><text:s text:c="11"/>7 <text:s text:c="2"/>9.5684737663454690E-00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Total <text:s text:c="3"/>3.9469897466990234E-005</text:p>
          </table:table-cell>
          <table:table-cell table:number-columns-repeated="3"/>
          <table:table-cell office:value-type="string" calcext:value-type="string">
            <text:p><text:s/>Total <text:s text:c="3"/>4.2302382339965382E-005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**************************************</text:p>
          </table:table-cell>
          <table:table-cell table:number-columns-repeated="3"/>
          <table:table-cell office:value-type="string" calcext:value-type="string">
            <text:p><text:s/>**************************************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* <text:s text:c="35"/>*</text:p>
          </table:table-cell>
          <table:table-cell table:number-columns-repeated="3"/>
          <table:table-cell office:value-type="string" calcext:value-type="string">
            <text:p><text:s/>* <text:s text:c="35"/>*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* K-eff = <text:s text:c="3"/>1.1840674742798607 <text:s text:c="5"/>*</text:p>
          </table:table-cell>
          <table:table-cell table:number-columns-repeated="3"/>
          <table:table-cell office:value-type="string" calcext:value-type="string">
            <text:p><text:s/>* K-eff = <text:s text:c="3"/>1.1856095317218593 <text:s text:c="5"/>*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* <text:s text:c="35"/>*</text:p>
          </table:table-cell>
          <table:table-cell table:number-columns-repeated="3"/>
          <table:table-cell office:value-type="string" calcext:value-type="string">
            <text:p><text:s/>* <text:s text:c="35"/>*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**************************************</text:p>
          </table:table-cell>
          <table:table-cell table:number-columns-repeated="3"/>
          <table:table-cell office:value-type="string" calcext:value-type="string">
            <text:p><text:s/>**************************************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Stage <text:s text:c="10"/>Total CPU Time <text:s text:c="11"/>Percent CPU Time</text:p>
          </table:table-cell>
          <table:table-cell table:number-columns-repeated="3"/>
          <table:table-cell office:value-type="string" calcext:value-type="string">
            <text:p><text:s/>Stage <text:s text:c="10"/>Total CPU Time <text:s text:c="11"/>Percent CPU Time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------------------------------------------------------------</text:p>
          </table:table-cell>
          <table:table-cell table:number-columns-repeated="3"/>
          <table:table-cell office:value-type="string" calcext:value-type="string">
            <text:p><text:s/>------------------------------------------------------------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1 <text:s text:c="2"/>Total Run <text:s text:c="2"/>137517.43323900001 <text:s text:c="7"/>100.000000 <text:s text:c="3"/></text:p>
          </table:table-cell>
          <table:table-cell table:number-columns-repeated="3"/>
          <table:table-cell office:value-type="string" calcext:value-type="string">
            <text:p><text:s/>1 <text:s text:c="2"/>Total Run <text:s text:c="2"/>11488.874847999999 <text:s text:c="7"/>100.000000 <text:s text:c="3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2 <text:s text:c="2"/>Input <text:s text:c="5"/>0.31192599999999998 <text:s text:c="7"/>2.2682651403032269E-004</text:p>
          </table:table-cell>
          <table:table-cell table:number-columns-repeated="3"/>
          <table:table-cell office:value-type="string" calcext:value-type="string">
            <text:p><text:s/>2 <text:s text:c="2"/>Input <text:s text:c="6"/>5.9014999999999998E-002 <text:s text:c="2"/>5.1367084053729963E-004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3 <text:s text:c="2"/>Matrix <text:s text:c="5"/>453.30570499999999 <text:s text:c="6"/>0.32963508285685650 <text:s text:c="4"/></text:p>
          </table:table-cell>
          <table:table-cell table:number-columns-repeated="3"/>
          <table:table-cell office:value-type="string" calcext:value-type="string">
            <text:p><text:s/>3 <text:s text:c="2"/>Matrix <text:s text:c="5"/>17.032192999999999 <text:s text:c="6"/>0.14824944326872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4 <text:s text:c="2"/>Solve <text:s text:c="6"/>137063.75428199998 <text:s text:c="7"/>99.670093495555918 <text:s text:c="4"/></text:p>
          </table:table-cell>
          <table:table-cell table:number-columns-repeated="3"/>
          <table:table-cell office:value-type="string" calcext:value-type="string">
            <text:p><text:s/>4 <text:s text:c="2"/>Solve <text:s text:c="6"/>11471.776581000000 <text:s text:c="7"/>99.851175443842735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5 <text:s text:c="2"/>Output <text:s text:c="5"/>6.1326000024564564E-002 <text:s text:c="2"/>4.4595073206451090E-005</text:p>
          </table:table-cell>
          <table:table-cell table:number-columns-repeated="3"/>
          <table:table-cell office:value-type="string" calcext:value-type="string">
            <text:p><text:s/>5 <text:s text:c="2"/>Output <text:s text:c="5"/>7.0589999995718244E-003 <text:s text:c="2"/>6.1442048006995784E-005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THE ELASED TIME HAS BEEN: 2::24:57.088</text:p>
          </table:table-cell>
          <table:table-cell table:number-columns-repeated="3"/>
          <table:table-cell office:value-type="string" calcext:value-type="string">
            <text:p><text:s/>THE ELASED TIME HAS BEEN: 0::11:11.18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5T10:09:16.700015112</meta:creation-date>
    <dc:date>2024-11-29T18:04:21.342017445</dc:date>
    <meta:editing-duration>P2DT3H24M40S</meta:editing-duration>
    <meta:editing-cycles>3</meta:editing-cycles>
    <meta:generator>LibreOffice/7.3.7.2$Linux_X86_64 LibreOffice_project/30$Build-2</meta:generator>
    <meta:document-statistic meta:table-count="1" meta:cell-count="521" meta:object-count="0"/>
  </office:meta>
</office:document-meta>
</file>